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background-color="#b2b2b2"/>
    </style:style>
    <style:style style:name="P2" style:family="paragraph" style:parent-style-name="Standard">
      <style:text-properties fo:background-color="#ccff00"/>
    </style:style>
    <style:style style:name="P3" style:family="paragraph" style:parent-style-name="Standard">
      <style:text-properties officeooo:paragraph-rsid="001ae848" fo:background-color="#ccff00"/>
    </style:style>
    <style:style style:name="P4" style:family="paragraph" style:parent-style-name="Standard">
      <style:text-properties officeooo:paragraph-rsid="001ae848" fo:background-color="#663300"/>
    </style:style>
    <style:style style:name="P5" style:family="paragraph" style:parent-style-name="Standard">
      <style:paragraph-properties fo:margin-top="0in" fo:margin-bottom="0.1965in" loext:contextual-spacing="false"/>
      <style:text-properties fo:background-color="#ccff00"/>
    </style:style>
    <style:style style:name="P6" style:family="paragraph" style:parent-style-name="Preformatted_20_Text">
      <style:paragraph-properties fo:margin-top="0in" fo:margin-bottom="0.1965in" loext:contextual-spacing="false"/>
      <style:text-properties fo:background-color="#ccff00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1a3e49" fo:background-color="#ccff00"/>
    </style:style>
    <style:style style:name="P8" style:family="paragraph" style:parent-style-name="Preformatted_20_Text">
      <style:text-properties fo:background-color="#ccff00"/>
    </style:style>
    <style:style style:name="P9" style:family="paragraph" style:parent-style-name="Preformatted_20_Text">
      <style:text-properties officeooo:paragraph-rsid="0016a14e" fo:background-color="#ccff00"/>
    </style:style>
    <style:style style:name="P10" style:family="paragraph" style:parent-style-name="Preformatted_20_Text">
      <style:text-properties officeooo:paragraph-rsid="001ae848" fo:background-color="#ccff00"/>
    </style:style>
    <style:style style:name="P11" style:family="paragraph" style:parent-style-name="Preformatted_20_Text">
      <style:text-properties officeooo:paragraph-rsid="001b9f84" fo:background-color="#ccff00"/>
    </style:style>
    <style:style style:name="P12" style:family="paragraph" style:parent-style-name="Preformatted_20_Text">
      <style:text-properties officeooo:paragraph-rsid="001a3e49" fo:background-color="#ccff00"/>
    </style:style>
    <style:style style:name="P13" style:family="paragraph" style:parent-style-name="Preformatted_20_Text">
      <style:text-properties officeooo:paragraph-rsid="0018f9f6" fo:background-color="#ccff00"/>
    </style:style>
    <style:style style:name="P14" style:family="paragraph" style:parent-style-name="Preformatted_20_Text">
      <style:text-properties officeooo:paragraph-rsid="0017d4c3" fo:background-color="#ccff00"/>
    </style:style>
    <style:style style:name="P15" style:family="paragraph" style:parent-style-name="Preformatted_20_Text">
      <style:text-properties fo:background-color="#663300"/>
    </style:style>
    <style:style style:name="P16" style:family="paragraph" style:parent-style-name="Preformatted_20_Text">
      <style:text-properties officeooo:rsid="001ae848" officeooo:paragraph-rsid="001ae848" fo:background-color="#663300"/>
    </style:style>
    <style:style style:name="P17" style:family="paragraph" style:parent-style-name="Preformatted_20_Text">
      <style:text-properties officeooo:rsid="001c2642" officeooo:paragraph-rsid="001c2642" fo:background-color="#663300"/>
    </style:style>
    <style:style style:name="P18" style:family="paragraph" style:parent-style-name="Preformatted_20_Text">
      <style:text-properties officeooo:rsid="001c2642" officeooo:paragraph-rsid="001c2642"/>
    </style:style>
    <style:style style:name="P19" style:family="paragraph" style:parent-style-name="Preformatted_20_Text">
      <style:text-properties officeooo:rsid="001c2642" officeooo:paragraph-rsid="0020aada"/>
    </style:style>
    <style:style style:name="P20" style:family="paragraph" style:parent-style-name="Preformatted_20_Text">
      <style:text-properties officeooo:rsid="0020aada" officeooo:paragraph-rsid="0020aada"/>
    </style:style>
    <style:style style:name="T1" style:family="text">
      <style:text-properties fo:background-color="#ccff00" loext:char-shading-value="0"/>
    </style:style>
    <style:style style:name="T2" style:family="text">
      <style:text-properties officeooo:rsid="0016f929"/>
    </style:style>
    <style:style style:name="T3" style:family="text">
      <style:text-properties officeooo:rsid="001a3e49"/>
    </style:style>
    <style:style style:name="T4" style:family="text">
      <style:text-properties officeooo:rsid="001ae848"/>
    </style:style>
    <style:style style:name="T5" style:family="text">
      <style:text-properties officeooo:rsid="001b9f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# clone this repo</text:p>
      <text:p text:style-name="P8">git clone https://github.com/affinelayer/pix2pix-tensorflow.git</text:p>
      <text:p text:style-name="P8">cd pix2pix-tensorflow</text:p>
      <text:p text:style-name="P8"/>
      <text:p text:style-name="P4"># download the CMP Facades dataset</text:p>
      <text:p text:style-name="P3"><text:s/>/home/shayan/Proposal_Pix2Pix/pix2pix_gan/bin/python tools/download-dataset.py facades</text:p>
      <text:p text:style-name="P8"/>
      <text:p text:style-name="P8"># train the model (this may take 1-8 hours depending on GPU, on CPU you will be waiting for a bit)</text:p>
      <text:p text:style-name="P2">/home/shayan/Proposal_Pix2Pix/pix2pix_gan/bin/python /home/shayan/Proposal_Pix2Pix/pix2pix.py \</text:p>
      <text:p text:style-name="P8"><text:s text:c="2"/>--mode train \</text:p>
      <text:p text:style-name="P8"><text:s text:c="2"/>--output_dir facades_train \</text:p>
      <text:p text:style-name="P8"><text:s text:c="2"/>--max_epochs <text:span text:style-name="T2">5</text:span> \</text:p>
      <text:p text:style-name="P8"><text:s text:c="2"/>--input_dir facades/train \</text:p>
      <text:p text:style-name="P5"><text:s text:c="2"/>--which_direction BtoA</text:p>
      <text:p text:style-name="P15"># test the model</text:p>
      <text:p text:style-name="P9">/home/shayan/Proposal_Pix2Pix/pix2pix_gan/bin/python /home/shayan/Proposal_Pix2Pix/pix2pix.py \</text:p>
      <text:p text:style-name="P8"><text:s text:c="2"/>--mode test \</text:p>
      <text:p text:style-name="P8"><text:s text:c="2"/>--output_dir facades_test \</text:p>
      <text:p text:style-name="P8"><text:s text:c="2"/>--input_dir facades/val \</text:p>
      <text:p text:style-name="P6"><text:s text:c="2"/>--checkpoint facades_train</text:p>
      <text:p text:style-name="P15"># Resize source images</text:p>
      <text:p text:style-name="P14">/home/shayan/Proposal_Pix2Pix/pix2pix_gan/bin/python tools/process.py \</text:p>
      <text:p text:style-name="P8"><text:s text:c="2"/>--input_dir photos/original \</text:p>
      <text:p text:style-name="P8"><text:s text:c="2"/>--operation resize \</text:p>
      <text:p text:style-name="P8"><text:s text:c="2"/>--output_dir photos/resized</text:p>
      <text:p text:style-name="Preformatted_20_Text"/>
      <text:p text:style-name="P15"># Create images with blank centers</text:p>
      <text:p text:style-name="P14">/home/shayan/Proposal_Pix2Pix/pix2pix_gan/bin/python tools/process.py \</text:p>
      <text:p text:style-name="P8"><text:s text:c="2"/>--input_dir photos/resized \</text:p>
      <text:p text:style-name="P8"><text:s text:c="2"/>--operation blank \</text:p>
      <text:p text:style-name="P8"><text:s text:c="2"/>--output_dir photos/blank</text:p>
      <text:p text:style-name="Preformatted_20_Text"/>
      <text:p text:style-name="P15"># Combine resized images with blanked images</text:p>
      <text:p text:style-name="P13">/home/shayan/Proposal_Pix2Pix/pix2pix_gan/bin/python tools/process.py \</text:p>
      <text:p text:style-name="P8"><text:s text:c="2"/>--input_dir photos/resized \</text:p>
      <text:p text:style-name="P8"><text:s text:c="2"/>--b_dir photos/blank \</text:p>
      <text:p text:style-name="P8"><text:s text:c="2"/>--operation combine \</text:p>
      <text:p text:style-name="P8"><text:s text:c="2"/>--output_dir photos/combined</text:p>
      <text:p text:style-name="Preformatted_20_Text"/>
      <text:p text:style-name="P15"># Split into train/val set</text:p>
      <text:p text:style-name="P13">/home/shayan/Proposal_Pix2Pix/pix2pix_gan/bin/python tools/split.py \</text:p>
      <text:p text:style-name="P6"><text:s text:c="2"/>--dir photos/combined</text:p>
      <text:p text:style-name="P16"># Combine two images together</text:p>
      <text:p text:style-name="P12">/home/shayan/Proposal_Pix2Pix/pix2pix_gan/bin/python tools/process.py \</text:p>
      <text:p text:style-name="P12"><text:s text:c="2"/>--input_dir <text:span text:style-name="T3">/home/shayan/Proposal_Pix2Pix/photos/Part_A</text:span> \</text:p>
      <text:p text:style-name="P12"><text:s text:c="2"/>--b_dir <text:span text:style-name="T3">/home/shayan/Proposal_Pix2Pix/photos/Part_B</text:span> \</text:p>
      <text:p text:style-name="P8"><text:s text:c="2"/>--operation combine \</text:p>
      <text:p text:style-name="P7"><text:s text:c="2"/>--output_dir <text:span text:style-name="T3">/home/shayan/Proposal_Pix2Pix/photos/Output_Dir</text:span></text:p>
      <text:p text:style-name="P2"/>
      <text:p text:style-name="P1"/>
      <text:p text:style-name="P1"/>
      <text:p text:style-name="P16"><text:soft-page-break/># Colorization</text:p>
      <text:p text:style-name="P10">/home/shayan/Proposal_Pix2Pix/pix2pix_gan/bin/python pix2pix.py \</text:p>
      <text:p text:style-name="P8"><text:s text:c="2"/>--mode train \</text:p>
      <text:p text:style-name="P10"><text:s text:c="2"/>--output_dir <text:span text:style-name="T4">/home/shayan/Proposal_Pix2Pix/photos/color_out</text:span> \</text:p>
      <text:p text:style-name="P8"><text:s text:c="2"/>--max_epochs <text:span text:style-name="T4">5</text:span> \</text:p>
      <text:p text:style-name="P11"><text:s text:c="2"/>--input_dir <text:span text:style-name="T5">/home/shayan/Proposal_Pix2Pix/photos/color_dir</text:span> \</text:p>
      <text:p text:style-name="P6"><text:s text:c="2"/>--lab_colorization</text:p>
      <text:p text:style-name="P17"># TensorBoard</text:p>
      <text:p text:style-name="P18"/>
      <text:p text:style-name="P19"><text:span text:style-name="T1">tensorboard --logdir=facades_train --display_freq 10</text:span><text:line-break/></text:p>
      <text:p text:style-name="P20"># The training output directory is the same as the TensorBoard log dir!</text:p>
      <text:p text:style-name="P19"/>
      <text:p text:style-name="P18">After running the command, simply click on the appeared web-link!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0:51:33.693847226</meta:creation-date>
    <dc:date>2019-07-12T01:01:51.990422442</dc:date>
    <meta:editing-duration>PT38M5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234" meta:character-count="2199" meta:non-whitespace-character-count="1990"/>
  </office:meta>
</office:document-meta>
</file>